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58cm"/>
    </style:style>
    <style:style style:name="co2" style:family="table-column">
      <style:table-column-properties fo:break-before="auto" style:column-width="10.322cm"/>
    </style:style>
    <style:style style:name="co3" style:family="table-column">
      <style:table-column-properties fo:break-before="auto" style:column-width="38.71cm"/>
    </style:style>
    <style:style style:name="co4" style:family="table-column">
      <style:table-column-properties fo:break-before="auto" style:column-width="13.901cm"/>
    </style:style>
    <style:style style:name="co5" style:family="table-column">
      <style:table-column-properties fo:break-before="auto" style:column-width="5.105cm"/>
    </style:style>
    <style:style style:name="co6" style:family="table-column">
      <style:table-column-properties fo:break-before="auto" style:column-width="21.449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0.788cm" fo:break-before="auto" style:use-optimal-row-height="false"/>
    </style:style>
    <style:style style:name="ro3" style:family="table-row">
      <style:table-row-properties style:row-height="0.658cm" fo:break-before="auto" style:use-optimal-row-height="false"/>
    </style:style>
    <style:style style:name="ro4" style:family="table-row">
      <style:table-row-properties style:row-height="0.631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0.453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ext-properties style:font-name="Arial" fo:font-size="12pt" style:font-size-asian="12pt" style:font-size-complex="12pt"/>
    </style:style>
    <style:style style:name="ce4" style:family="table-cell" style:parent-style-name="Default">
      <style:text-properties fo:font-size="12pt" style:font-size-asian="12pt" style:font-size-complex="12pt"/>
    </style:style>
    <style:style style:name="ce5" style:family="table-cell" style:parent-style-name="Excel_20_Built-in_20_Normal">
      <style:table-cell-properties style:text-align-source="fix" style:repeat-content="false"/>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style:paragraph-properties fo:text-align="center"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8"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8" table:number-columns-repeated="20"/>
          <table:table-cell table:number-columns-repeated="998"/>
        </table:table-row>
        <table:table-row table:style-name="ro2">
          <table:table-cell table:style-name="ce2" office:value-type="string">
            <text:p>Accessibilité</text:p>
          </table:table-cell>
          <table:table-cell office:value-type="string">
            <text:p>default dans lang</text:p>
          </table:table-cell>
          <table:table-cell office:value-type="string">
            <text:p>Il faut mettre FR ou En selon évidemment la langue que vous souhaitez mettre en avant sur votre site plutôt que default</text:p>
          </table:table-cell>
          <table:table-cell office:value-type="string">
            <text:p>Choisir une clairement une langue tel que FR ou EN</text:p>
          </table:table-cell>
          <table:table-cell table:style-name="ce5" office:value-type="string">
            <text:p>X</text:p>
          </table:table-cell>
          <table:table-cell office:value-type="string">
            <text:p><text:a xlink:href="https://www.w3.org/International/questions/qa-lang-why.fr">https://www.w3.org/International/questions/qa-lang-why.fr</text:a></text:p>
          </table:table-cell>
          <table:table-cell table:number-columns-repeated="1018"/>
        </table:table-row>
        <table:table-row table:style-name="ro1">
          <table:table-cell office:value-type="string">
            <text:p>Accessibilité</text:p>
          </table:table-cell>
          <table:table-cell office:value-type="string">
            <text:p>Label mal fermé</text:p>
          </table:table-cell>
          <table:table-cell office:value-type="string">
            <text:p>vous devez inclure les input/textarea ce qui fait aussi parti du formulaire</text:p>
          </table:table-cell>
          <table:table-cell office:value-type="string">
            <text:p>Mettre les inputs/textarea dans le label ou mettre l attribut for</text:p>
          </table:table-cell>
          <table:table-cell table:style-name="ce6"/>
          <table:table-cell office:value-type="string">
            <text:p><text:a xlink:href="https://developer.mozilla.org/fr/docs/Web/HTML/Element/Label">https://developer.mozilla.org/fr/docs/Web/HTML/Element/Label</text:a></text:p>
          </table:table-cell>
          <table:table-cell table:number-columns-repeated="1018"/>
        </table:table-row>
        <table:table-row table:style-name="ro1">
          <table:table-cell table:style-name="ce2" office:value-type="string">
            <text:p>Accessibilité</text:p>
          </table:table-cell>
          <table:table-cell office:value-type="string">
            <text:p>Améliorer le responsive</text:p>
          </table:table-cell>
          <table:table-cell office:value-type="string">
            <text:p>Le site n'est pas bien adapté pour toute les tailles d 'écran.</text:p>
          </table:table-cell>
          <table:table-cell office:value-type="string">
            <text:p>Vérifier que le site soit accessible que ce soit sur ordinateur ou portable</text:p>
          </table:table-cell>
          <table:table-cell table:style-name="ce5" office:value-type="string">
            <text:p>X</text:p>
          </table:table-cell>
          <table:table-cell office:value-type="string">
            <text:p><text:a xlink:href="https://www.alsacreations.com/article/lire/1615-cest-quoi-le-responsive-web-design.html">https://www.alsacreations.com/article/lire/1615-cest-quoi-le-responsive-web-design.html</text:a></text:p>
          </table:table-cell>
          <table:table-cell table:number-columns-repeated="1018"/>
        </table:table-row>
        <table:table-row table:style-name="ro1">
          <table:table-cell office:value-type="string">
            <text:p>Accessibilité/Performance/SEO</text:p>
          </table:table-cell>
          <table:table-cell office:value-type="string">
            <text:p>Manque des Balises sémantiques dans le HTML</text:p>
          </table:table-cell>
          <table:table-cell office:value-type="string">
            <text:p>Il faut mettre le plus possible les balise sémantique dans le HTML cela permet au robot Google de lire plus rapidement la page car il est comprend mieux la structure</text:p>
          </table:table-cell>
          <table:table-cell office:value-type="string">
            <text:p>Utiliser les balises Sémantiques</text:p>
          </table:table-cell>
          <table:table-cell table:style-name="ce5" office:value-type="string">
            <text:p>X</text:p>
          </table:table-cell>
          <table:table-cell office:value-type="string">
            <text:p><text:a xlink:href="https://fr.oncrawl.com/seo-technique/contenu-page-avec-balises-semantiques-html5/">https://fr.oncrawl.com/seo-technique/contenu-page-avec-balises-semantiques-html5/</text:a></text:p>
          </table:table-cell>
          <table:table-cell table:number-columns-repeated="1018"/>
        </table:table-row>
        <table:table-row table:style-name="ro1">
          <table:table-cell office:value-type="string">
            <text:p>SEO/accessibilité</text:p>
          </table:table-cell>
          <table:table-cell office:value-type="string">
            <text:p>Alt des images non conforme</text:p>
          </table:table-cell>
          <table:table-cell office:value-type="string">
            <text:p>Le Alt des images se doit d être une description précise cela sera utile pour les personnes non/mal voyantes mais il faut aussi d 'éviter d'abuser des mots clé, cela peut s 'apparenter à du Black hat </text:p>
          </table:table-cell>
          <table:table-cell office:value-type="string">
            <text:p>Bon choix de mot dans les Alt</text:p>
          </table:table-cell>
          <table:table-cell table:style-name="ce5" office:value-type="string">
            <text:p>X</text:p>
          </table:table-cell>
          <table:table-cell office:value-type="string">
            <text:p><text:a xlink:href="https://developer.mozilla.org/fr/docs/Web/HTML/Element/Img">https://developer.mozilla.org/fr/docs/Web/HTML/Element/Img</text:a></text:p>
          </table:table-cell>
          <table:table-cell table:number-columns-repeated="1018"/>
        </table:table-row>
        <table:table-row table:style-name="ro1">
          <table:table-cell office:value-type="string">
            <text:p>SEO</text:p>
          </table:table-cell>
          <table:table-cell office:value-type="string">
            <text:p>Partenaire non pertinent</text:p>
          </table:table-cell>
          <table:table-cell office:value-type="string">
            <text:p>Les partenaires du site non aucun rapport avec notre entreprise. Il vaut mieux n avoir aucun partenaire que de mauvais partenaire</text:p>
          </table:table-cell>
          <table:table-cell office:value-type="string">
            <text:p>Choisir des partenaire dans notre domaine d'activité</text:p>
          </table:table-cell>
          <table:table-cell table:style-name="ce5" office:value-type="string">
            <text:p>X</text:p>
          </table:table-cell>
          <table:table-cell office:value-type="string">
            <text:p><text:a xlink:href="https://www.useweb.fr/blog/post/seo-quelles-sont-les-erreurs-eviter-pour-obtenir-un-bon-netlinking/">https://www.useweb.fr/blog/post/seo-quelles-sont-les-erreurs-eviter-pour-obtenir-un-bon-netlinking/</text:a></text:p>
          </table:table-cell>
          <table:table-cell table:number-columns-repeated="1018"/>
        </table:table-row>
        <table:table-row table:style-name="ro1">
          <table:table-cell office:value-type="string">
            <text:p>SEO</text:p>
          </table:table-cell>
          <table:table-cell office:value-type="string">
            <text:p>Keyword Stuffing</text:p>
          </table:table-cell>
          <table:table-cell office:value-type="string">
            <text:p>Bourrage de mot clé ce qui peut être considéré comme du Black Hat</text:p>
          </table:table-cell>
          <table:table-cell office:value-type="string">
            <text:p>Bien choisir ces mot clé et ne pas abuser des mêmes mots clé.</text:p>
          </table:table-cell>
          <table:table-cell table:style-name="ce6" office:value-type="string">
            <text:p>X</text:p>
          </table:table-cell>
          <table:table-cell office:value-type="string">
            <text:p><text:a xlink:href="https://www.redacteur.com/blog/seo-techniques-black-hat/">https://www.redacteur.com/blog/seo-techniques-black-hat/</text:a></text:p>
          </table:table-cell>
          <table:table-cell table:number-columns-repeated="1018"/>
        </table:table-row>
        <table:table-row table:style-name="ro1">
          <table:table-cell office:value-type="string">
            <text:p>SEO</text:p>
          </table:table-cell>
          <table:table-cell office:value-type="string">
            <text:p>Contenu caché sur la barre de navigation/photos</text:p>
          </table:table-cell>
          <table:table-cell office:value-type="string">
            <text:p>Il s 'agit d'une technique de Black hat pour essayer de mieux référencer son site en cachant des mots invisible aux visiteurs mais visible par le robot Google ceci peut entraîner des sanctions par Google</text:p>
          </table:table-cell>
          <table:table-cell office:value-type="string">
            <text:p>Ne pas pratiquer</text:p>
          </table:table-cell>
          <table:table-cell table:style-name="ce6" office:value-type="string">
            <text:p>X</text:p>
          </table:table-cell>
          <table:table-cell office:value-type="string">
            <text:p><text:a xlink:href="https://www.redacteur.com/blog/seo-techniques-black-hat/">https://www.redacteur.com/blog/seo-techniques-black-hat/</text:a></text:p>
          </table:table-cell>
          <table:table-cell table:number-columns-repeated="1018"/>
        </table:table-row>
        <table:table-row table:style-name="ro1">
          <table:table-cell office:value-type="string">
            <text:p>SEO</text:p>
          </table:table-cell>
          <table:table-cell office:value-type="string">
            <text:p>Balise title</text:p>
          </table:table-cell>
          <table:table-cell office:value-type="string">
            <text:p>Mettre le nom du site en balise title améliore son référencement </text:p>
          </table:table-cell>
          <table:table-cell office:value-type="string">
            <text:p>Mettre le nom du site sur la balise title</text:p>
          </table:table-cell>
          <table:table-cell table:style-name="ce6" office:value-type="string">
            <text:p>X</text:p>
          </table:table-cell>
          <table:table-cell office:value-type="string">
            <text:p><text:a xlink:href="https://smartkeyword.io/seo-on-page-balise-title/#pourquoi_balise_title_importante">https://smartkeyword.io/seo-on-page-balise-title/#pourquoi_balise_title_importante</text:a></text:p>
          </table:table-cell>
          <table:table-cell table:number-columns-repeated="1018"/>
        </table:table-row>
        <table:table-row table:style-name="ro3">
          <table:table-cell office:value-type="string">
            <text:p>SEO</text:p>
          </table:table-cell>
          <table:table-cell office:value-type="string">
            <text:p>Meta description</text:p>
          </table:table-cell>
          <table:table-cell office:value-type="string">
            <text:p>Il faut une description dans la meta pour une meilleur optimisation du SEO</text:p>
          </table:table-cell>
          <table:table-cell office:value-type="string">
            <text:p>Mettre une description optimale dans la balise</text:p>
          </table:table-cell>
          <table:table-cell table:style-name="ce6"/>
          <table:table-cell office:value-type="string">
            <text:p><text:a xlink:href="https://smartkeyword.io/seo-on-page-balise-meta-description/#pourquoi_balise_meta_description_importante">https://smartkeyword.io/seo-on-page-balise-meta-description/#pourquoi_balise_meta_description_importante</text:a></text:p>
          </table:table-cell>
          <table:table-cell table:number-columns-repeated="1018"/>
        </table:table-row>
        <table:table-row table:style-name="ro4">
          <table:table-cell table:style-name="ce3" office:value-type="string">
            <text:p>SEO</text:p>
          </table:table-cell>
          <table:table-cell table:style-name="ce3" office:value-type="string">
            <text:p>Ajouter une machine a contenu</text:p>
          </table:table-cell>
          <table:table-cell table:style-name="ce4" office:value-type="string">
            <text:p>Il serait de bon aloi d'avoir une section ou vous pourrez ajouter du contenu facilement comme mettre en avant vos nouvelles conceptions</text:p>
          </table:table-cell>
          <table:table-cell table:style-name="ce4" office:value-type="string">
            <text:p>Mettre du contenu type blogs ou newsletters</text:p>
          </table:table-cell>
          <table:table-cell table:style-name="ce7"/>
          <table:table-cell table:style-name="ce4" office:value-type="string">
            <text:p><text:a xlink:href="https://www.octopulse.io/guide-contenu-seo">https://www.octopulse.io/guide-contenu-seo</text:a></text:p>
          </table:table-cell>
          <table:table-cell table:style-name="Default" table:number-columns-repeated="1018"/>
        </table:table-row>
        <table:table-row table:style-name="ro1">
          <table:table-cell office:value-type="string">
            <text:p>SEO/accessibilité</text:p>
          </table:table-cell>
          <table:table-cell office:value-type="string">
            <text:p>Augmenter la taille du Font-size</text:p>
          </table:table-cell>
          <table:table-cell office:value-type="string">
            <text:p>Certains éléments sont en dessous de 12px ce qui est difficilement lisible sur mobile je vous conseille donc de l augmenter jusqu'à 15 ( surtout pour les données important telle que votre adresse)</text:p>
          </table:table-cell>
          <table:table-cell office:value-type="string">
            <text:p>Éviter de mettre en dessous de 12px les écritures</text:p>
          </table:table-cell>
          <table:table-cell table:style-name="ce6"/>
          <table:table-cell office:value-type="string">
            <text:p>https://web.dev/font-size/?utm_source=lighthouse&amp;utm_medium=lr</text:p>
          </table:table-cell>
          <table:table-cell table:number-columns-repeated="1018"/>
        </table:table-row>
        <table:table-row table:style-name="ro1">
          <table:table-cell table:style-name="ce2" office:value-type="string">
            <text:p>Performance</text:p>
          </table:table-cell>
          <table:table-cell office:value-type="string">
            <text:p>Loading spinner non présent</text:p>
          </table:table-cell>
          <table:table-cell office:value-type="string">
            <text:p>IL devait y avoir un loading spinner mais il est inactif</text:p>
          </table:table-cell>
          <table:table-cell office:value-type="string">
            <text:p>Revoir le loading Spinner</text:p>
          </table:table-cell>
          <table:table-cell table:style-name="ce5"/>
          <table:table-cell table:number-columns-repeated="1019"/>
        </table:table-row>
        <table:table-row table:style-name="ro1">
          <table:table-cell table:style-name="ce2" office:value-type="string">
            <text:p>Performance</text:p>
          </table:table-cell>
          <table:table-cell office:value-type="string">
            <text:p>Certaines images pourrait juste être du texte</text:p>
          </table:table-cell>
          <table:table-cell office:value-type="string">
            <text:p>Les images sont forcement plus lourd que du simple texte or certaines images sur le site sont juste du texte mis sous forme PNG</text:p>
          </table:table-cell>
          <table:table-cell office:value-type="string">
            <text:p>Éviter les images le plus possible</text:p>
          </table:table-cell>
          <table:table-cell table:style-name="ce5" office:value-type="string">
            <text:p>X</text:p>
          </table:table-cell>
          <table:table-cell table:number-columns-repeated="1019"/>
        </table:table-row>
        <table:table-row table:style-name="ro1">
          <table:table-cell table:style-name="ce2" office:value-type="string">
            <text:p>Performance</text:p>
          </table:table-cell>
          <table:table-cell office:value-type="string">
            <text:p>Alléger les images et changer leur format</text:p>
          </table:table-cell>
          <table:table-cell office:value-type="string">
            <text:p>Moins les images sont lourdes, plus rapide sera le chargement du site</text:p>
          </table:table-cell>
          <table:table-cell office:value-type="string">
            <text:p>Éviter les images trop lourdes</text:p>
          </table:table-cell>
          <table:table-cell table:style-name="ce5" office:value-type="string">
            <text:p>X</text:p>
          </table:table-cell>
          <table:table-cell table:number-columns-repeated="1019"/>
        </table:table-row>
        <table:table-row table:style-name="ro1">
          <table:table-cell table:style-name="ce2" office:value-type="string">
            <text:p>Performance</text:p>
          </table:table-cell>
          <table:table-cell office:value-type="string">
            <text:p>Boutons inutiles </text:p>
          </table:table-cell>
          <table:table-cell office:value-type="string">
            <text:p>Trop de bouton augmentent le temps de chargement de la page</text:p>
          </table:table-cell>
          <table:table-cell office:value-type="string">
            <text:p>Éviter les boutons inutiles </text:p>
          </table:table-cell>
          <table:table-cell table:style-name="ce5"/>
          <table:table-cell table:number-columns-repeated="1019"/>
        </table:table-row>
        <table:table-row table:style-name="ro1" table:number-rows-repeated="985">
          <table:table-cell table:number-columns-repeated="1024"/>
        </table:table-row>
        <table:table-row table:style-name="ro5" table:number-rows-repeated="1047569">
          <table:table-cell table:number-columns-repeated="1024"/>
        </table:table-row>
        <table:table-row table:style-name="ro6" table:number-rows-repeated="4">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7">17/01/2022</text:date>, <text:time>22:11:4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17T22:11:49.45</dc:date>
    <meta:generator>OpenOffice/4.1.6$Win32 OpenOffice.org_project/416m1$Build-9790</meta:generator>
    <meta:editing-duration>P2DT10H29M31S</meta:editing-duration>
    <meta:editing-cycles>4</meta:editing-cycles>
    <meta:document-statistic meta:table-count="1" meta:cell-count="92" meta:object-count="0"/>
  </office:meta>
</office:document-meta>
</file>